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Text_20_body">
      <style:text-properties fo:font-style="italic" style:font-style-asian="italic" style:font-style-complex="italic"/>
    </style:style>
    <style:style style:name="P4" style:family="paragraph" style:parent-style-name="Contents_20_2">
      <style:paragraph-properties>
        <style:tab-stops>
          <style:tab-stop style:position="5.8035in" style:type="right" style:leader-style="dotted" style:leader-text="."/>
        </style:tab-stops>
      </style:paragraph-properties>
    </style:style>
    <style:style style:name="P5" style:family="paragraph" style:parent-style-name="Footnote">
      <style:text-properties officeooo:rsid="001c5409" officeooo:paragraph-rsid="001c5409"/>
    </style:style>
    <style:style style:name="P6" style:family="paragraph" style:parent-style-name="Footnote">
      <style:text-properties officeooo:rsid="001d6612" officeooo:paragraph-rsid="001d6612"/>
    </style:style>
    <style:style style:name="P7" style:family="paragraph" style:parent-style-name="Text_20_body" style:list-style-name="L1"/>
    <style:style style:name="P8" style:family="paragraph" style:parent-style-name="Text_20_body">
      <style:text-properties officeooo:rsid="001d6612" officeooo:paragraph-rsid="001d6612"/>
    </style:style>
    <style:style style:name="P9" style:family="paragraph" style:parent-style-name="Title" style:master-page-name="First_20_Page">
      <style:paragraph-properties style:page-number="auto"/>
    </style:style>
    <style:style style:name="T1" style:family="text">
      <style:text-properties style:font-name="Arial" style:font-name-asian="Lucida Sans Unicode" style:font-name-complex="Tahoma1"/>
    </style:style>
    <style:style style:name="T2" style:family="text">
      <style:text-properties style:font-name="Times New Roman" style:font-name-asian="Times New Roman" style:font-name-complex="Times New Roman"/>
    </style:style>
    <style:style style:name="T3" style:family="text">
      <style:text-properties style:font-name="Times New Roman" fo:language="en" fo:country="US" style:font-name-asian="Times New Roman" style:language-asian="en" style:country-asian="US" style:font-name-complex="Times New Roman" style:language-complex="en" style:country-complex="US"/>
    </style:style>
    <style:style style:name="T4" style:family="text">
      <style:text-properties fo:language="en" fo:country="US"/>
    </style:style>
    <style:style style:name="T5" style:family="text">
      <style:text-properties officeooo:rsid="001c49a7"/>
    </style:style>
    <style:style style:name="T6" style:family="text">
      <style:text-properties officeooo:rsid="001c5409"/>
    </style:style>
    <style:style style:name="T7" style:family="text">
      <style:text-properties fo:color="#c9211e" loext:opacity="100%"/>
    </style:style>
    <style:style style:name="T8" style:family="text">
      <style:text-properties fo:color="#c9211e" loext:opacity="100%" fo:language="en" fo:country="US"/>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officeooo:rsid="001d6612"/>
    </style:style>
    <style:style style:name="T12" style:family="text">
      <style:text-properties officeooo:rsid="001f2f3c"/>
    </style:style>
    <style:style style:name="T13" style:family="text">
      <style:text-properties officeooo:rsid="0020e2df"/>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dvanced File System Features</text:p>
      <text:p text:style-name="Subtitle"><text:span text:style-name="T1">©</text:span> Copyright 20<text:span text:style-name="T5">24</text:span> by Peter Chapin</text:p>
      <text:p text:style-name="Subtitle">Last Revised: <text:span text:style-name="T5">November</text:span> <text:span text:style-name="T5">12</text:span>, 20<text:span text:style-name="T5">24</text:span></text:p>
      <text:p text:style-name="Abstract">This is a list of advanced file system features along with comments about their application and about how they might be implemented on a Linux system. This document is intended to augment the GenericFS documentation and provide ideas for ways in which GenericFS might be extended in the futur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4">Legal<text:tab/>1</text:p>
          <text:p text:style-name="P4">Access Control Lists<text:tab/>1</text:p>
          <text:p text:style-name="P4">Extended Attributes<text:tab/>2</text:p>
          <text:p text:style-name="P4">Encryption<text:tab/>3</text:p>
          <text:p text:style-name="P4">Compression<text:tab/>3</text:p>
          <text:p text:style-name="P4">Sparse Files<text:tab/>4</text:p>
          <text:p text:style-name="P4">Disk Quotas<text:tab/>4</text:p>
          <text:p text:style-name="P4">Journaling<text:tab/>5</text:p>
          <text:p text:style-name="P4">Block Sub-Allocation<text:tab/>6</text:p>
          <text:p text:style-name="P4">Logical Storage Management<text:tab/>6</text:p>
          <text:p text:style-name="P4">Unicode File Names<text:tab/>6</text:p>
          <text:p text:style-name="P4">B-tree or Hash Table Directories<text:tab/>7</text:p>
          <text:p text:style-name="P4">Very Large Volume Support<text:tab/>8</text:p>
          <text:p text:style-name="P4">Fragmentation Resistance and Other Advanced Layout Issues<text:tab/>8</text:p>
        </text:index-body>
      </text:table-of-content>
      <text:p text:style-name="Text_20_body"/>
      <text:h text:style-name="Heading_20_2" text:outline-level="2"><text:bookmark-start text:name="__RefHeading___Toc506_1857417718"/>Legal<text:bookmark-end text:name="__RefHeading___Toc506_1857417718"/></text:h>
      <text:p text:style-name="P3">Permission is granted to copy, distribute and/or modify this document under the terms of the GNU Free Documentation License, Version 1.1 or any later version published by the Free Software Foundation; with no Invariant Sections, with no Front-Cover Texts, and with no Back-Cover Texts. A copy of the license is included in the file GFDL.txt distributed with this document.</text:p>
      <text:h text:style-name="Heading_20_2" text:outline-level="2"><text:bookmark-start text:name="__RefHeading___Toc508_1857417718"/>Access Control Lists<text:bookmark-end text:name="__RefHeading___Toc508_1857417718"/></text:h>
      <text:p text:style-name="Text_20_body">Traditional Unix file systems store three sets of permissions for every file: permissions that apply to file's owner, permissions that apply to members of the file's group, and per<text:soft-page-break/>missions that apply to everyone else. This system is serviceable<text:span text:style-name="T2">—</text:span>especially if the administrator uses groups creatively<text:span text:style-name="T2">—</text:span>but it is not particularly flexible. A more modern approach is to associate with every file an open ended list of permissions. Using such “access control lists” (ACLs) a user can assign permissions for as many specific users or groups as desired. Thus it is possible to grant a particular person special access to a file or directory.</text:p>
      <text:p text:style-name="Text_20_body">Access control lists have an open ended size and thus might require arbitrarily large amounts of disk space to hold. It might make sense to put a realistic limit on the size of the ACL to simplify disk management. For example, does one really need to support ACLs that are 100 Mbytes long? Perhaps it can be specified that the entire ACL must be stored in a single block <text:span text:style-name="T5">(in fact, this is a common restriction)</text:span>. The block number can be put in the i-node, and the ACL <text:span text:style-name="T5">block </text:span>can be read into memory when the i-node is <text:span text:style-name="T5">read</text:span>. In th<text:span text:style-name="T5">is</text:span> way, the extended permission information would be kept in approximately the same place as the traditional permission information.</text:p>
      <text:p text:style-name="Text_20_body">To be useful, the ACLs need to be checked. This will require <text:span text:style-name="T5">modifying</text:span> the place where file system access is verified so that proper ACL logic is included. In addition, a means must be provided for applications to get and set ACL entries. POSIX provides a standard interface for this; it must be implemented at the API level.</text:p>
      <text:p text:style-name="Text_20_body">The layout of the ACL information itself also needs to be carefully considered. A simple linear list is easy to implement but may not have the necessary performance. Some kind of tree or hash table structure might make better sense. Note that the layout of ACL information on disk and the layout in memory (attached to the memory representation of an i-node) could be quite different. The disk representation should probably favor small size, while the memory representation should favor high speed.</text:p>
      <text:h text:style-name="Heading_20_2" text:outline-level="2"><text:bookmark-start text:name="__RefHeading___Toc510_1857417718"/>Extended Attributes<text:bookmark-end text:name="__RefHeading___Toc510_1857417718"/></text:h>
      <text:p text:style-name="Text_20_body">Old file systems <text:span text:style-name="T5">(e.g., FAT)</text:span> often defined a closed set of file attributes that were stored as part of each file's metadata. This meant that the file system designer had to foresee every useful attribute that people might want to store with their files. Naturally, this is an impossible task.</text:p>
      <text:p text:style-name="Text_20_body">Modern file systems often support “extended attributes” that can be stored with each file. Applications are free to define new attributes and can assign whatever significance to them they like. The file system provides API functions applications can use to read, write, and enumerate these extended attributes.</text:p>
      <text:p text:style-name="Text_20_body">Extended attributes can be handled in a very similar way as access control lists. In fact, Tru64 Unix's AdvFS stores ACLs as a kind of extended attribute. <text:span text:style-name="T5">Other file systems (EXT4 on Linux systems) do the same thing. </text:span>One difference, however, is that there might be good reason to support more than one block's worth of extended attributes. A more elaborate way to locate the extended attribute blocks (with indirect blocks) could be considered. Since POSIX does not provide for extended attributes, a separate API (or an <text:span text:style-name="Source_20_Text">ioctl</text:span> function) would need to be implemented.</text:p>
      <text:h text:style-name="Heading_20_2" text:outline-level="2"><text:bookmark-start text:name="__RefHeading___Toc512_1857417718"/><text:soft-page-break/>Encryption<text:bookmark-end text:name="__RefHeading___Toc512_1857417718"/></text:h>
      <text:p text:style-name="Text_20_body">An encrypted file system should offer protection from information exposure in the case when the disk is stolen. One approach is to ask the operator for the file system's pass phrase at mount time and store the information in a supplementary super block structure. This method would be appropriate if encryption is being applied on a <text:span text:style-name="T4">file system</text:span> by <text:span text:style-name="T4">file system</text:span> basis. If encryption were being applied inside the disk driver, thus allowing any <text:span text:style-name="T4">file system</text:span> type to use it, the pass phrase would probably have to be provided when the disk is detected by the kernel early during the boot process.</text:p>
      <text:p text:style-name="Text_20_body">Ideally, all data on the disk should be encrypted including file system metadata. An <text:span text:style-name="T6">adversary</text:span> should not be able to even find out how much free disk space there is. In fact, the program that builds an encrypted file system should probably write random data to the entire disk so that there is no easy way to distinguish which sectors are being used and which are not. <text:span text:style-name="T6">Without this step the encrypted blocks, which look random, will stand out against the background of semi-regular, uninitialized disk space.</text:span></text:p>
      <text:p text:style-name="Text_20_body"><text:span text:style-name="T3">It makes sense to keep data unencrypted in kernel memory. Since many data objects will spend a considerable amount of time in the cache, this approach would greatly reduce the number of encryptions and decryptions that are necessary. Assuming that the kernel is secure this approach should not compromise security since kernel memory is volatile. When a block is read, it can be decrypted immediately. The same </text:span>thing could be done for pages loaded into the page cache.</text:p>
      <text:p text:style-name="Text_20_body">Caution should be used, however, since there are some circumstances when kernel memory is swapped, and it would be undesirable to swap unencrypted sensitive data to the swap device. Even if the kernel never swaps its own memory to disk, sensitive data stored in an application's address space might end up in the swap device where it could be seen by an attacker who physically steals the disk. Probably the only way to solve this problem conclusively is for the administrator to <text:span text:style-name="T6">also encrypt the swap storage or </text:span>disable swapping <text:span text:style-name="T6">entirely</text:span>.</text:p>
      <text:p text:style-name="Text_20_body">The encryption algorithm should probably be applied to each block independently. While it would be nice from a security point of view to let the encrypted results of one block affect the next (for example if CBC mode was used over an entire file) that would greatly complicate the process of decrypting arbitrary blocks fetched at random. However, there shouldn't be any major problem applying CBC mode inside a block. <text:span text:style-name="T7">For example, every block could use the same initialization vector derived in some way from the </text:span><text:span text:style-name="T8">file system</text:span><text:span text:style-name="T7"> pass phrase.</text:span><text:span text:style-name="T7"><text:note text:id="ftn0" text:note-class="footnote"><text:note-citation>1</text:note-citation><text:note-body><text:p text:style-name="P5">Generally, reusing IVs is bad security practice, so this suggestion is highly suspect.</text:p></text:note-body></text:note></text:span></text:p>
      <text:h text:style-name="Heading_20_2" text:outline-level="2"><text:bookmark-start text:name="__RefHeading___Toc514_1857417718"/>Compression<text:bookmark-end text:name="__RefHeading___Toc514_1857417718"/></text:h>
      <text:p text:style-name="Text_20_body">Compression is tricky to implement because it involves changing the size of the files. This makes random seeks into a file difficult. The approach used by NTFS is to only compress chunks of the file that are not extremely large. Thus a random seek can be done by computing the appropriate chunk, reading in the compressed version of the chunk, and then decompressing <text:span text:style-name="T6">the entire chunk</text:span> in memory.</text:p>
      <text:p text:style-name="Text_20_body"><text:soft-page-break/>There is little point in compressing file system meta data since the amount of disk space consumed by that data is typically a small percentage of the total.</text:p>
      <text:p text:style-name="Text_20_body">Most people like it if compression can be implemented on a file-by-file basis. This entails the <text:span text:style-name="T4">existence</text:span> of a compression flag in the i-node (see Extended Attributes above). If one wants to be able to set a compression flag on a directory and then have all the files in that directory compressed, one needs to deal with the problem of inheritance. To do this will require walking the list of <text:span text:style-name="T9">dentries</text:span> associated with a newly created file and inspecting the i-nodes of every directory above the file all the way to the root. Inheriting ACLs would also require this.</text:p>
      <text:h text:style-name="Heading_20_2" text:outline-level="2"><text:bookmark-start text:name="__RefHeading___Toc516_1857417718"/>Sparse Files<text:bookmark-end text:name="__RefHeading___Toc516_1857417718"/></text:h>
      <text:p text:style-name="Text_20_body">Some applications only access a few blocks from a file at random and never use the blocks between the ones they access. If the blocks being accessed are very far apart, logically, the file involved is very large even though only a handful of blocks in that file are actually used. Many file systems have no choice but to create and manage a very large file in such cases, filling the disk with data (typically zeros) that is never accessed. However, if the file system supports <text:span text:style-name="T10">sparse files</text:span> then it will only store the blocks on the disk that are actually written and leave the rest of the data (zeros) to be generated on demand by the operating system software.</text:p>
      <text:p text:style-name="Text_20_body">Logically, a sparse file appears as a single, massive file. It is shown to applications with its full logical size and applications are free to read any part of it that they wish. However, in reality only the blocks actively written to the sparse file are saved on disk and only those blocks are charged to the owner's disk quota.</text:p>
      <text:p text:style-name="Text_20_body">Sparse files present special problems for backup systems. Simplistic backup systems will read the entire logical file and backup many bytes that are never used. In an extreme case, it may not be possible to restore the resulting backup due to insufficient disk space to store all the unused data. To avoid this problem the system must provide sufficient information to applications so that an application that cares (such as a backup program) can see the sparse file for what it really is.</text:p>
      <text:p text:style-name="Text_20_body">The implementation of sparse files involves changing the way the i-nodes manage the block numbers so that non-existent blocks can be marked as such. This means that a sparse file will have all the indirect blocks a file with its logical size should have, but many of the data blocks will be marked as “not present.”</text:p>
      <text:h text:style-name="Heading_20_2" text:outline-level="2"><text:bookmark-start text:name="__RefHeading___Toc518_1857417718"/>Disk Quotas<text:bookmark-end text:name="__RefHeading___Toc518_1857417718"/></text:h>
      <text:p text:style-name="Text_20_body">In a multiuser system it is often desirable to limit the amount of resources each user can consume. This is done to insure that resources are distributed fairly. Enforced quotas also ensure that a wild process created by a single user does not bring down the entire machine.</text:p>
      <text:p text:style-name="Text_20_body">In addition to limiting the number of disk blocks each user can consume, most quota systems also put a limit on the number of i-nodes each user can consume. Thus a user can't create a large number of small files and use up all the available i-nodes.</text:p>
      <text:p text:style-name="Text_20_body"><text:soft-page-break/>Many systems that support quotes distinguish between <text:span text:style-name="T10">soft limits</text:span> and <text:span text:style-name="T10">hard limits</text:span>. Typically a hard limit is a limit that can never be exceeded. A soft limit, on the other hand, can be exceeded for a certain grace period. Thus if a user needs some extra disk space temporarily, the request for that space would be granted by the system provided the user cleaned out the space in a timely manner. A typical grace period might be, for example, one hour or one day (depending on the machine's administrative policy).</text:p>
      <text:h text:style-name="Heading_20_2" text:outline-level="2"><text:bookmark-start text:name="__RefHeading___Toc520_1857417718"/>Journaling<text:bookmark-end text:name="__RefHeading___Toc520_1857417718"/></text:h>
      <text:p text:style-name="Text_20_body">There are many data structures on the disk that a file system ha<text:span text:style-name="T11">s</text:span> to keep up to date as files are used. In addition to the file data itself, the system has to update dates/times of last access and/or modification, changes to other metadata (file permissions, owners, etc), free map updates, changes to indirect blocks, changes to quota information, and so forth. Many of these changes involve multiple steps.</text:p>
      <text:p text:style-name="Text_20_body">For example, when a file is extended the free map must be updated to reflect the allocation of a new block, the new data needs to be written to the block, the i-node data needs to be updated to reflect the file's new size and new date/time of last modification. Also the quota information needs to be updated as well as, perhaps, other things. If the file system crashes during these updates, the file system might be left in an inconsistent state.</text:p>
      <text:p text:style-name="Text_20_body">Simple file systems deal with this problem by providing a special program that can be run before the file system is mounted to verify its consistency and to fix problems that are found. These file system checking programs usually have to scan the entire disk, sometimes more than once, and for large file systems they can take a long time to execute. I<text:span text:style-name="T11">n extreme cases,</text:span> a full check <text:span text:style-name="T11">may</text:span> take hours. This greatly increases the time needed to bring a system back on line after a crash. In addition, the file system damage that can occur during a crash might, in some cases, be so severe that recovery is impossible short of restoring the system from backup.</text:p>
      <text:p text:style-name="Text_20_body">Many newer file systems using techniques from database theory to provide transactional semantics to all the system's metadata updates. Even in the face of a system crash, each operation has either <text:span text:style-name="T11">fully </text:span>completed or it gets rolled back at the next system boot to its initial state. Such file systems can return to a consistent state after a crash in a few seconds<text:span text:style-name="T2">—</text:span>no full scan of the disk is necessary.</text:p>
      <text:p text:style-name="Text_20_body">These systems work by keeping a “journal” on the disk of the changes in progress. If a modification fails due to a crash, the file system can recover the backed up data from the journal the next time the file system is mounted. There is <text:span text:style-name="T11">a </text:span>performance penalty involved in doing this journaling, but it is usually small and the extra reliability is often worth it.</text:p>
      <text:p text:style-name="Text_20_body">In general there are two levels of journaling:</text:p>
      <text:list text:style-name="L1">
        <text:list-item>
          <text:p text:style-name="P7">Journaling of only the file system metadata. This insures that all i-nodes, bitmaps, and directories entires are consistent. It does not necessarily protect against data loss in the files themselves. If your system uses this level of journaling, a crash might still result in data loss but your file system won't be inconsistent.</text:p>
        </text:list-item>
        <text:list-item>
          <text:p text:style-name="P7">Full journaling of all data including file data. This insures that all file operations either complete successfully or behave as if they never happened even in the face of a crash <text:soft-page-break/>during a file operation.</text:p>
        </text:list-item>
      </text:list>
      <text:p text:style-name="Text_20_body">Full journaling is traditionally considered to have excessive overhead and not much value since <text:span text:style-name="T11">any data that was in an application’s buffers will be lost </text:span>regardless. Thus full journaling is often not done. Some journaled file systems allow the user to specify which level <text:span text:style-name="T11">they</text:span> want. In some cases, it is possible to specify particular files that will be journaled by way of a file attribute (see Extended Attributes above).</text:p>
      <text:p text:style-name="Text_20_body">Implementing journaling can be tricky, particularly if you want to do so efficiently. One approach is to back up anything you are about to change to a special journal file stored somewhere on the disk. This file is usually hidden from the users and is essentially part of the file system's meta-data. Once the backup is successful, mark a flag in the journal file to indicate that a transaction has started. You now make the necessary modifications. When the modifications are complete you erase the flag to indicate that the backup is now obsolete. Managing this journal file effectively is a major issue in the design of a <text:span text:style-name="T3">journaled file system.</text:span></text:p>
      <text:p text:style-name="Text_20_body">The file system checking program has to read the journal file and back out any changes that are marked there.</text:p>
      <text:p text:style-name="Text_20_body">Many of the writes done during a transaction can't be buffered because information in a buffer will be lost if the system crashes. This is why the performance of a journaled file system is always a potential problem.</text:p>
      <text:h text:style-name="Heading_20_2" text:outline-level="2"><text:bookmark-start text:name="__RefHeading___Toc522_1857417718"/>Block Sub-<text:span text:style-name="T13">A</text:span>llocation<text:bookmark-end text:name="__RefHeading___Toc522_1857417718"/></text:h>
      <text:h text:style-name="Heading_20_2" text:outline-level="2"><text:bookmark-start text:name="__RefHeading___Toc524_1857417718"/>Logical Storage Management<text:bookmark-end text:name="__RefHeading___Toc524_1857417718"/></text:h>
      <text:p text:style-name="Text_20_body">I use the phrase l<text:span text:style-name="T10">ogical storage management</text:span> to refer to the ability to compose virtual disk partitions from several physical partitions. Furthermore, I assume that any such facility has the ability to expand a disk partition, for example by adding another partition to it, on the fly; perhaps even while the file system is mounted and being used. For example, NTFS systems can do this on <text:span text:style-name="T10">dynamic disks</text:span><text:span text:style-name="T10"><text:note text:id="ftn1" text:note-class="footnote"><text:note-citation>1</text:note-citation><text:note-body><text:p text:style-name="P6">Dynamic disks are <text:span text:style-name="T12">deprecated</text:span>. Microsoft now talks about <text:span text:style-name="T10">Storage Spaces</text:span>.</text:p></text:note-body></text:note></text:span> (a Win<text:span text:style-name="T11">dows</text:span> term).</text:p>
      <text:p text:style-name="Text_20_body">Implementing this feature in Linux would mostly require changes to the buffer cache and page cache. Device numbering would be complicated because the virtual partitions would need to have different device numbers than the physical partitions from which they are composed. User mode tools would have to be provided to allow the user to specify the virtual partitions and information about how the physical partitions are composed would have to be stored somewhere on the disk (in the partition table?).</text:p>
      <text:p text:style-name="P8">This capability does exist in the Linux community in the form of the <text:span text:style-name="T10">Logical Volume Manager</text:span> (LVM).</text:p>
      <text:h text:style-name="Heading_20_2" text:outline-level="2"><text:bookmark-start text:name="__RefHeading___Toc526_1857417718"/>Unicode File Names<text:bookmark-end text:name="__RefHeading___Toc526_1857417718"/></text:h>
      <text:p text:style-name="Text_20_body">Many people today are interested in using Unicode file names. From a file system's point of view this is a relatively easy change. The directory format has to be slightly adjusted to take into account the larger character type but most of what a file system does is totally <text:soft-page-break/><text:span text:style-name="T3">unrelated to the file names.</text:span></text:p>
      <text:p text:style-name="Text_20_body"><text:span text:style-name="T3">The main problem with implementing this is in the system's API. The POSIX API, for example, implicitly assumes 8 bit characters in file names. Changing this without forcing all applications to change (or at least be recompiled) is a difficult problem. Note that Windows solves this problem by providing two API functions for every system call that </text:span>uses a file name. One version takes an ASCII string for the name and the other version takes a Unicode string. Applications, however, do have to be written one way or another.</text:p>
      <text:h text:style-name="Heading_20_2" text:outline-level="2"><text:bookmark-start text:name="__RefHeading___Toc528_1857417718"/>B-tree or Hash Table Directories<text:bookmark-end text:name="__RefHeading___Toc528_1857417718"/></text:h>
      <text:p text:style-name="Text_20_body">Hashed directories might offer even faster name lookup performance than a tree structured directory. This is because, under favorable circumstances, looking up a name in a hash table is a <text:span text:style-name="T10">O(1)</text:span> operation. This is faster than the <text:span text:style-name="T10">O(lg(n))</text:span> time provided by a binary tree and <text:span text:style-name="T12">far</text:span> better than the <text:span text:style-name="T10">O(n)</text:span> time provided by a conventional Unix, list structured <text:span text:style-name="T3">directory.</text:span></text:p>
      <text:p text:style-name="Text_20_body">However, making a workable hashed directory that doesn't have excessive overhead is tricky. It is important that <text:span text:style-name="T10">O(1)</text:span> lookup in a large directory is not provided at the expense of the common case where directories are small. I suppose an advanced file system could use two different directory structures, switching between them dynamically depending on their size and, perhaps, their usage. The overhead of doing a switch would be large so a feature like this would have to be carefully studied before put into a production system. Perhaps the best approach would be to make the directory format some kind of extended <text:span text:style-name="T3">attribute that the user would have to explicitly change.</text:span></text:p>
      <text:p text:style-name="Text_20_body">The actual layout of a hashed directory might be something like this: A certain number of "buckets" could be preallocated. This number should be larger than the number of files that occur in a typical small directory but not so large as to waste excessive amounts of disk space. Perhaps 64 buckets would be a good place to start. Each bucket would have to be large enough to hold a few normal file names (and associated i-node numbers) in a simple linked list structure. A very long file name might fill its bucket so the bucket size would put an upper bound on the file name length. For example, suppose each bucket was 256 bytes. That would imply a maximum of 247 byte names: 1 additional byte would be used for the name length, 4 extra bytes for the i-node number, and 4 extra bytes for the list pointer. This means that the initial directory size would be 256 bytes/bucket * 64 buckets or 16 K<text:span text:style-name="T12">iB</text:span>. This is fairly large compared to competing file systems, but it isn't outrageous.</text:p>
      <text:p text:style-name="Text_20_body">To look up a file name, the name is simply hashed using some reasonable hash algorithm to compute the bucket number. Notice that the number of buckets in the directory could be deduced from the size of the directory file itself. The linked list in that bucket is then searched for a corresponding entry.</text:p>
      <text:p text:style-name="Text_20_body">If a bucket fills up, the system will have to expand the size of the directory file by reallocating it, rehashing all the current entries, and then releasing the old <text:span text:style-name="T4">directory</text:span> file. Obviously such reallocations would take a lot of overhead. However, if the directory file was doubled in size each time the average overhead would be reasonable. In this simple scheme I'm not imagining any facility for shrinking directory files. Perhaps a utility pro<text:soft-page-break/>gram could be written that could operate on an unmounted file system and that would shrink all hashed directories on the system as appropriate.</text:p>
      <text:p text:style-name="Text_20_body">The method I've described here uses chaining to resolve hash collisions. Another popular method, open addressing, would not be as satisfactory since one can't (easily) remove entries from the table when using it. File system directories need to support the removal of file names so any method that can't do that is unacceptable.</text:p>
      <text:h text:style-name="Heading_20_2" text:outline-level="2"><text:bookmark-start text:name="__RefHeading___Toc530_1857417718"/>Very Large Volume Support<text:bookmark-end text:name="__RefHeading___Toc530_1857417718"/></text:h>
      <text:h text:style-name="Heading_20_2" text:outline-level="2"><text:bookmark-start text:name="__RefHeading___Toc532_1857417718"/>Fragmentation Resistance and Other Advanced Layout Issues<text:bookmark-end text:name="__RefHeading___Toc532_185741771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fo:hyphenation-ladder-count="no-limit" style:page-number="auto"/>
      <style:text-properties fo:font-size="12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Text_20_body" style:next-style-name="Text_20_body" style:master-page-name="">
      <style:paragraph-properties fo:margin-left="0.5in" fo:margin-right="0.5in" fo:margin-top="0.1in" fo:margin-bottom="0.0799in" style:contextual-spacing="false" fo:text-align="justify" style:justify-single-word="false" fo:hyphenation-ladder-count="no-limit" fo:text-indent="0in" style:auto-text-indent="false" style:page-number="auto" fo:padding="0in" fo:border="none">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2.5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s/>of <text:page-count>8</text:page-count></text:p>
      </style:footer>
    </style:master-page>
    <style:master-page style:name="First_20_Page" style:display-name="First Page" style:page-layout-name="Mpm2" draw:style-name="Mdp2" style:next-style-name="Standard"/>
    <style:master-page style:name="Endnot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MacOSX_AARCH64 LibreOffice_project/433d9c2ded56988e8a90e6b2e771ee4e6a5ab2ba</meta:generator>
    <meta:initial-creator>Peter Chapin</meta:initial-creator>
    <meta:creation-date>2003-10-07T21:54:41</meta:creation-date>
    <dc:creator>Peter Chapin</dc:creator>
    <dc:date>2024-11-12T15:10:55.305339850</dc:date>
    <dc:language>en-US</dc:language>
    <meta:editing-cycles>15</meta:editing-cycles>
    <meta:editing-duration>PT5H14M5S</meta:editing-duration>
    <meta:document-statistic meta:table-count="0" meta:image-count="0" meta:object-count="0" meta:page-count="8" meta:paragraph-count="82" meta:word-count="3548" meta:character-count="20737" meta:non-whitespace-character-count="17276"/>
    <meta:user-defined meta:name="Info 1"/>
    <meta:user-defined meta:name="Info 2"/>
    <meta:user-defined meta:name="Info 3"/>
    <meta:user-defined meta:name="Info 4"/>
  </office:meta>
</office:document-meta>
</file>